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5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20%" style:writing-mode="lr-tb"/>
    </style:style>
    <style:style style:name="T1" style:family="text">
      <style:text-properties style:font-name="Arial" fo:font-size="13pt" fo:font-style="normal" fo:font-weight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188038" loext:opacity="100%" style:font-name="Roboto Mono" fo:background-color="transparent" loext:char-shading-value="0"/>
    </style:style>
    <style:style style:name="T4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style="italic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840536da-7fff-d462-8dac-fea55c488422"/></text:p>
      <text:h text:style-name="P1" text:outline-level="3">🔴 <text:span text:style-name="T1">1. Comandi non validi o inesistenti</text:span></text:h>
      <text:list xml:id="list191154955" text:style-name="L1">
        <text:list-item>
          <text:p text:style-name="P2">foobarbaz</text:p>
        </text:list-item>
        <text:list-item>
          <text:p text:style-name="P2">xyz --wrong-option</text:p>
        </text:list-item>
        <text:list-item>
          <text:p text:style-name="P2">/non/esiste/programma</text:p>
        </text:list-item>
      </text:list>
      <text:p text:style-name="P19"><text:span text:style-name="T5">👉 </text:span><text:span text:style-name="T7">Output atteso:</text:span><text:span text:style-name="T6"> </text:span><text:span text:style-name="T4">command not found</text:span><text:span text:style-name="T6"> </text:span><text:span text:style-name="T8">oppure errore simile.</text:span></text:p>
      <text:p text:style-name="Horizontal_20_Line"/>
      <text:h text:style-name="P1" text:outline-level="3">🔴 <text:span text:style-name="T1">2. File/Directory non trovati</text:span></text:h>
      <text:list xml:id="list3688566510" text:style-name="L2">
        <text:list-item>
          <text:p text:style-name="P3">cat file_che_non_esiste.txt</text:p>
        </text:list-item>
        <text:list-item>
          <text:p text:style-name="P3">cd /cartella/fantasma</text:p>
        </text:list-item>
        <text:list-item>
          <text:p text:style-name="P3">ls cartella_non_presente/</text:p>
        </text:list-item>
      </text:list>
      <text:p text:style-name="P19"><text:span text:style-name="T5">👉 </text:span><text:span text:style-name="T7">Output atteso:</text:span><text:span text:style-name="T6"> </text:span><text:span text:style-name="T4">No such file or directory</text:span></text:p>
      <text:p text:style-name="Horizontal_20_Line"/>
      <text:h text:style-name="P1" text:outline-level="3">🔴 <text:span text:style-name="T1">3. Permessi negati</text:span></text:h>
      <text:list xml:id="list2864518949" text:style-name="L3">
        <text:list-item>
          <text:p text:style-name="P12"><text:span text:style-name="T3">./script_senza_permessi.sh</text:span><text:span text:style-name="T2"> (dove </text:span><text:span text:style-name="T3">script_senza_permessi.sh</text:span><text:span text:style-name="T2"> non ha permesso di esecuzione)</text:span></text:p>
        </text:list-item>
        <text:list-item>
          <text:p text:style-name="P4">&gt; /etc/passwd</text:p>
        </text:list-item>
      </text:list>
      <text:p text:style-name="P19"><text:span text:style-name="T5">👉 </text:span><text:span text:style-name="T7">Output atteso:</text:span><text:span text:style-name="T6"> </text:span><text:span text:style-name="T4">Permission denied</text:span></text:p>
      <text:p text:style-name="Horizontal_20_Line"/>
      <text:h text:style-name="P1" text:outline-level="3">🔴 <text:span text:style-name="T1">4. Errori di sintassi nei comandi</text:span></text:h>
      <text:list xml:id="list2559416110" text:style-name="L4">
        <text:list-item>
          <text:p text:style-name="P5">ls | | grep foo</text:p>
        </text:list-item>
        <text:list-item>
          <text:p text:style-name="P5">cat &lt;&lt;</text:p>
        </text:list-item>
        <text:list-item>
          <text:p text:style-name="P5">&gt; &gt; file</text:p>
        </text:list-item>
        <text:list-item>
          <text:p text:style-name="P5">echo "ciao</text:p>
        </text:list-item>
        <text:list-item>
          <text:p text:style-name="P5">cd &amp;&amp; &amp;&amp; ls</text:p>
        </text:list-item>
      </text:list>
      <text:p text:style-name="P19"><text:span text:style-name="T5">👉 </text:span><text:span text:style-name="T7">Output atteso:</text:span><text:span text:style-name="T6"> </text:span><text:span text:style-name="T8">errore di parsing, tipo </text:span><text:span text:style-name="T4">syntax error near unexpected token</text:span></text:p>
      <text:p text:style-name="Horizontal_20_Line"/>
      <text:h text:style-name="P1" text:outline-level="3">🔴 <text:span text:style-name="T1">5. Redirezioni malformate</text:span></text:h>
      <text:list xml:id="list3807268036" text:style-name="L5">
        <text:list-item>
          <text:p text:style-name="P6">ls &gt;</text:p>
        </text:list-item>
        <text:list-item>
          <text:p text:style-name="P6">cat &lt;</text:p>
        </text:list-item>
        <text:list-item>
          <text:p text:style-name="P6">echo ciao &gt;&gt;</text:p>
        </text:list-item>
        <text:list-item>
          <text:p text:style-name="P6">ls &gt; &gt; file.txt</text:p>
        </text:list-item>
      </text:list>
      <text:p text:style-name="P19"><text:span text:style-name="T5">👉 </text:span><text:span text:style-name="T7">Output atteso:</text:span><text:span text:style-name="T6"> </text:span><text:span text:style-name="T8">errore di redirezione mancante o malformata.</text:span></text:p>
      <text:p text:style-name="Horizontal_20_Line"/>
      <text:h text:style-name="P1" text:outline-level="3">🔴 <text:span text:style-name="T1">6. Pipeline malformate</text:span></text:h>
      <text:list xml:id="list471992071" text:style-name="L6">
        <text:list-item>
          <text:p text:style-name="P7">| ls</text:p>
        </text:list-item>
        <text:list-item>
          <text:p text:style-name="P7">ls |</text:p>
        </text:list-item>
        <text:list-item>
          <text:p text:style-name="P7">| | |</text:p>
        </text:list-item>
      </text:list>
      <text:p text:style-name="P19"><text:span text:style-name="T5">👉 </text:span><text:span text:style-name="T7">Output atteso:</text:span><text:span text:style-name="T6"> </text:span><text:span text:style-name="T8">errore di sintassi/pipeline.</text:span></text:p>
      <text:p text:style-name="Horizontal_20_Line"/>
      <text:h text:style-name="P1" text:outline-level="3">🔴 <text:span text:style-name="T1">7. Here-document malformati</text:span></text:h>
      <text:list xml:id="list1518872522" text:style-name="L7">
        <text:list-item>
          <text:p text:style-name="P13"><text:span text:style-name="T3">cat &lt;&lt; EOF</text:span><text:span text:style-name="T2"> senza EOF di chiusura</text:span></text:p>
        </text:list-item>
        <text:list-item>
          <text:p text:style-name="P8">&lt;&lt;</text:p>
        </text:list-item>
        <text:list-item>
          <text:p text:style-name="P13"><text:soft-page-break/><text:span text:style-name="T3">&lt;&lt;EOF</text:span><text:span text:style-name="T2"> seguito da EOF non chiuso</text:span></text:p>
        </text:list-item>
      </text:list>
      <text:p text:style-name="P19"><text:span text:style-name="T5">👉 </text:span><text:span text:style-name="T7">Output atteso:</text:span><text:span text:style-name="T6"> </text:span><text:span text:style-name="T8">blocco finché non viene chiuso, o errore se non gestito.</text:span></text:p>
      <text:p text:style-name="Horizontal_20_Line"/>
      <text:h text:style-name="P1" text:outline-level="3">🔴 <text:span text:style-name="T1">8. Variabili non definite</text:span></text:h>
      <text:list xml:id="list3673984624" text:style-name="L8">
        <text:list-item>
          <text:p text:style-name="P14"><text:span text:style-name="T3">echo $VAR_NON_DEFINITA<text:line-break/></text:span><text:span text:style-name="T2">(</text:span><text:span text:style-name="T9">non è un errore, ma importante che venga gestito restituendo stringa vuota o comportamento coerente</text:span><text:span text:style-name="T2">)</text:span></text:p>
        </text:list-item>
      </text:list>
      <text:p text:style-name="P19"><text:span text:style-name="T5">👉 </text:span><text:span text:style-name="T7">Output atteso:</text:span><text:span text:style-name="T6"> </text:span><text:span text:style-name="T8">stringa vuota o fallback definito.</text:span></text:p>
      <text:p text:style-name="Horizontal_20_Line"/>
      <text:h text:style-name="P1" text:outline-level="3">🔴 <text:span text:style-name="T1">9. Built-in con parametri sbagliati</text:span></text:h>
      <text:list xml:id="list1756654319" text:style-name="L9">
        <text:list-item>
          <text:p text:style-name="P15"><text:span text:style-name="T3">cd</text:span><text:span text:style-name="T2"> senza argomento (ok), ma </text:span><text:span text:style-name="T3">cd troppi argomenti</text:span></text:p>
        </text:list-item>
        <text:list-item>
          <text:p text:style-name="P15"><text:span text:style-name="T3">exit abc</text:span><text:span text:style-name="T2"> (non numerico)</text:span></text:p>
        </text:list-item>
        <text:list-item>
          <text:p text:style-name="P15"><text:span text:style-name="T3">export =VAR</text:span><text:span text:style-name="T2"> (chiave vuota)</text:span></text:p>
        </text:list-item>
      </text:list>
      <text:p text:style-name="P19"><text:span text:style-name="T5">👉 </text:span><text:span text:style-name="T7">Output atteso:</text:span><text:span text:style-name="T6"> </text:span><text:span text:style-name="T8">messaggi di errore coerenti con bash.</text:span></text:p>
      <text:p text:style-name="Horizontal_20_Line"/>
      <text:h text:style-name="P1" text:outline-level="3">🔴 <text:span text:style-name="T1">10. Troppi argomenti o ricorsione eccessiva</text:span></text:h>
      <text:list xml:id="list1851359334" text:style-name="L10">
        <text:list-item>
          <text:p text:style-name="P9">exit 1 2</text:p>
        </text:list-item>
        <text:list-item>
          <text:p text:style-name="P16"><text:span text:style-name="T2">Creazione di fork infiniti o chiamata ricorsiva a sé stessa (</text:span><text:span text:style-name="T3">sh -c 'sh -c "sh -c ..."'</text:span><text:span text:style-name="T2">)</text:span></text:p>
        </text:list-item>
      </text:list>
      <text:p text:style-name="P19"><text:span text:style-name="T5">👉 </text:span><text:span text:style-name="T7">Output atteso:</text:span><text:span text:style-name="T6"> </text:span><text:span text:style-name="T8">gestione del limite, errori tipo </text:span><text:span text:style-name="T4">too many arguments</text:span><text:span text:style-name="T6"> </text:span><text:span text:style-name="T8">o </text:span><text:span text:style-name="T4">resource temporarily unavailable</text:span><text:span text:style-name="T8">.</text:span></text:p>
      <text:p text:style-name="Horizontal_20_Line"/>
      <text:h text:style-name="P1" text:outline-level="3">🔴 <text:span text:style-name="T1">11. Input vuoto / solo spazi</text:span></text:h>
      <text:list xml:id="list450095690" text:style-name="L11">
        <text:list-item>
          <text:p text:style-name="P18">Righe vuote</text:p>
        </text:list-item>
        <text:list-item>
          <text:p text:style-name="P18">Solo spazi o tabulazioni</text:p>
        </text:list-item>
        <text:list-item>
          <text:p text:style-name="P18">Invio senza comandi</text:p>
        </text:list-item>
      </text:list>
      <text:p text:style-name="P19"><text:span text:style-name="T5">👉 </text:span><text:span text:style-name="T7">Output atteso:</text:span><text:span text:style-name="T6"> </text:span><text:span text:style-name="T8">nessun output, nessun crash.</text:span></text:p>
      <text:p text:style-name="Horizontal_20_Line"/>
      <text:h text:style-name="P1" text:outline-level="3">🔴 <text:span text:style-name="T1">12. Quote non chiuse</text:span></text:h>
      <text:list xml:id="list4195127173" text:style-name="L12">
        <text:list-item>
          <text:p text:style-name="P10">echo "ciao</text:p>
        </text:list-item>
        <text:list-item>
          <text:p text:style-name="P10">echo 'prova</text:p>
        </text:list-item>
      </text:list>
      <text:p text:style-name="P19"><text:span text:style-name="T5">👉 </text:span><text:span text:style-name="T7">Output atteso:</text:span><text:span text:style-name="T6"> </text:span><text:span text:style-name="T8">attesa di chiusura oppure errore.</text:span></text:p>
      <text:p text:style-name="Horizontal_20_Line"/>
      <text:h text:style-name="P1" text:outline-level="3">🔴 <text:span text:style-name="T1">13. Comandi con escape malformato</text:span></text:h>
      <text:list xml:id="list1840486021" text:style-name="L13">
        <text:list-item>
          <text:p text:style-name="P11">echo \</text:p>
        </text:list-item>
        <text:list-item>
          <text:p text:style-name="P11">ls \\</text:p>
        </text:list-item>
      </text:list>
      <text:p text:style-name="P19"><text:span text:style-name="T5">👉 </text:span><text:span text:style-name="T7">Output atteso:</text:span><text:span text:style-name="T6"> </text:span><text:span text:style-name="T8">output coerente o errore se l'escape è non valido.</text:span></text:p>
      <text:p text:style-name="Horizontal_20_Line"/>
      <text:h text:style-name="P1" text:outline-level="3">🔴 <text:span text:style-name="T1">14. Comandi interrotti (Ctrl+C, Ctrl+D)</text:span></text:h>
      <text:list xml:id="list140261279" text:style-name="L14">
        <text:list-item>
          <text:p text:style-name="P17"><text:span text:style-name="T2">Verifica che </text:span><text:span text:style-name="T3">Ctrl+C</text:span><text:span text:style-name="T2"> non chiuda la shell, ma interrompa solo il comando corrente.</text:span></text:p>
        </text:list-item>
        <text:list-item>
          <text:p text:style-name="P17"><text:span text:style-name="T2">Verifica che </text:span><text:span text:style-name="T3">Ctrl+D</text:span><text:span text:style-name="T2"> chiuda la shell solo se a prompt vuoto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7:53:47.611568102</meta:creation-date>
    <dc:date>2025-05-30T17:54:24.381604564</dc:date>
    <meta:editing-duration>PT37S</meta:editing-duration>
    <meta:editing-cycles>1</meta:editing-cycles>
    <meta:document-statistic meta:table-count="0" meta:image-count="0" meta:object-count="0" meta:page-count="2" meta:paragraph-count="65" meta:word-count="399" meta:character-count="2161" meta:non-whitespace-character-count="1866"/>
    <meta:generator>LibreOffice/7.3.7.2$Linux_X86_64 LibreOffice_project/30$Build-2</meta:generator>
  </office:meta>
</office:document-meta>
</file>